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 style:cell-protect="none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FFBA3E" style:cell-protect="none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989898" style:cell-protect="none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89898" style:cell-protect="none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989898" style:cell-protect="none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94A4A7" style:cell-protect="none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4A4A7" style:cell-protect="none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94A4A7" style:cell-protect="none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4A4A7" style:cell-protect="none"/>
    </style:style>
    <style:style style:name="ce13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67788E" style:font-name="Arial" style:font-name-asian="Arial" style:font-name-complex="Arial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end" fo:margin-right="0cm"/>
      <style:text-properties fo:color="#67788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BA3E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0065D9" style:font-name="Arial" style:font-name-asian="Arial" style:font-name-complex="Arial" fo:font-size="7pt" style:font-size-asian="7pt" style:font-size-complex="7pt" style:text-underline-style="solid" style:text-underline-type="single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4pt" style:font-size-asian="4pt" style:font-size-complex="4pt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4pt" style:font-size-asian="4pt" style:font-size-complex="4pt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justify"/>
      <style:text-properties fo:color="#000000" style:font-name="Arial" style:font-name-asian="Arial" style:font-name-complex="Arial" fo:font-size="4pt" style:font-size-asian="4pt" style:font-size-complex="4pt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4pt" style:font-size-asian="4pt" style:font-size-complex="4pt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4A4A7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4A4A7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fo:color="#67788E" style:font-name="Arial" style:font-name-asian="Arial" style:font-name-complex="Arial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end" fo:margin-right="0cm"/>
      <style:text-properties fo:color="#67788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0.132291666666667cm"/>
    </style:style>
    <style:style style:name="co2" style:family="table-column">
      <style:table-column-properties fo:break-before="auto" style:column-width="0.9525cm"/>
    </style:style>
    <style:style style:name="co3" style:family="table-column">
      <style:table-column-properties fo:break-before="auto" style:column-width="0.0264583333333333cm"/>
    </style:style>
    <style:style style:name="co4" style:family="table-column">
      <style:table-column-properties fo:break-before="auto" style:column-width="1.48166666666667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0.0529166666666667cm"/>
    </style:style>
    <style:style style:name="co7" style:family="table-column">
      <style:table-column-properties fo:break-before="auto" style:column-width="1.61395833333333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666875cm"/>
    </style:style>
    <style:style style:name="co10" style:family="table-column">
      <style:table-column-properties fo:break-before="auto" style:column-width="2.778125cm"/>
    </style:style>
    <style:style style:name="co11" style:family="table-column">
      <style:table-column-properties fo:break-before="auto" style:column-width="4.31270833333333cm"/>
    </style:style>
    <style:style style:name="co12" style:family="table-column">
      <style:table-column-properties fo:break-before="auto" style:column-width="0.687916666666667cm"/>
    </style:style>
    <style:style style:name="co13" style:family="table-column">
      <style:table-column-properties fo:break-before="auto" style:column-width="1.71979166666667cm"/>
    </style:style>
    <style:style style:name="co14" style:family="table-column">
      <style:table-column-properties fo:break-before="auto" style:column-width="0.608541666666667cm"/>
    </style:style>
    <style:style style:name="co15" style:family="table-column">
      <style:table-column-properties fo:break-before="auto" style:column-width="1.42875cm"/>
    </style:style>
    <style:style style:name="co16" style:family="table-column">
      <style:table-column-properties fo:break-before="auto" style:column-width="1.29645833333333cm"/>
    </style:style>
    <style:style style:name="co17" style:family="table-column">
      <style:table-column-properties fo:break-before="auto" style:column-width="1.69333333333333cm"/>
    </style:style>
    <style:style style:name="ro1" style:family="table-row">
      <style:table-row-properties style:row-height="15.9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9.95pt" style:use-optimal-row-height="false" fo:break-before="auto"/>
    </style:style>
    <style:style style:name="ro4" style:family="table-row">
      <style:table-row-properties style:row-height="12.95pt" style:use-optimal-row-height="false" fo:break-before="auto"/>
    </style:style>
    <style:style style:name="ro5" style:family="table-row">
      <style:table-row-properties style:row-height="18.95pt" style:use-optimal-row-height="false" fo:break-before="auto"/>
    </style:style>
    <style:style style:name="ro6" style:family="table-row">
      <style:table-row-properties style:row-height="42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ge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2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6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7" table:number-columns-repeated="16359" table:default-cell-style-name="ce1"/>
        <table:table-row table:style-name="ro1">
          <table:table-cell office:value-type="string" table:number-columns-spanned="17" table:number-rows-spanned="1" table:style-name="ce30">
            <text:p>Despesas com Cartão Corporativo e Suprimento de Fundos</text:p>
          </table:table-cell>
          <table:covered-table-cell table:number-columns-repeated="16"/>
          <table:table-cell table:style-name="ce2"/>
          <table:table-cell office:value-type="string" table:number-columns-spanned="7" table:number-rows-spanned="1" table:style-name="ce31">
            <text:p>agosto/2023</text:p>
          </table:table-cell>
          <table:covered-table-cell table:number-columns-repeated="6"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38 - PR-ES - PROCURADORIA DA REPUBLICA - ESPIRITO SANT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SOLIMAR DE CARVALHO MARETO - CPF: 525.766.807-6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7/06/2023 a 05/09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03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08/2023</text:p>
          </table:table-cell>
          <table:covered-table-cell/>
          <table:table-cell office:value-type="string" table:number-columns-spanned="8" table:number-rows-spanned="1" table:style-name="ce22">
            <text:p>HSB IMPRESSÃO EIRELI ME</text:p>
          </table:table-cell>
          <table:covered-table-cell table:number-columns-repeated="7"/>
          <table:table-cell office:value-type="string" table:number-columns-spanned="3" table:number-rows-spanned="1" table:style-name="ce21">
            <text:p>08.036.673/0001-03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MATERIAL DE CONSUMO NÃO DISPONÍVEL NO ALMOXARIFADO DA PR/E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19,77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08/2023</text:p>
          </table:table-cell>
          <table:covered-table-cell/>
          <table:table-cell office:value-type="string" table:number-columns-spanned="8" table:number-rows-spanned="1" table:style-name="ce22">
            <text:p>PALACIO DAS CHAVE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5.965.144/0001-67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MATERIAL DE CONSUMO NÃO DISPONÍVEL NO ALMOXARIFADO DA PR/E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8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7/08/2023</text:p>
          </table:table-cell>
          <table:covered-table-cell/>
          <table:table-cell office:value-type="string" table:number-columns-spanned="8" table:number-rows-spanned="1" table:style-name="ce22">
            <text:p>CASTRO ESTOFADOS</text:p>
          </table:table-cell>
          <table:covered-table-cell table:number-columns-repeated="7"/>
          <table:table-cell office:value-type="string" table:number-columns-spanned="3" table:number-rows-spanned="1" table:style-name="ce21">
            <text:p>47.971.687/0001-76</text:p>
          </table:table-cell>
          <table:covered-table-cell table:number-columns-repeated="2"/>
          <table:table-cell office:value-type="string" table:number-columns-spanned="10" table:number-rows-spanned="1" table:style-name="ce23">
            <text:p>Reforma de seis apoios de braços de cadeiras giratória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1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35 - PR-MG - PROCURADORIA DA REPUBLICA - MINAS GERAIS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COS DA SILVA GERALDO - CPF: 484.978.606-5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2/07/2023 a 11/08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09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1/08/2023</text:p>
          </table:table-cell>
          <table:covered-table-cell/>
          <table:table-cell office:value-type="string" table:number-columns-spanned="8" table:number-rows-spanned="1" table:style-name="ce22">
            <text:p>CCR AUTO PEÇAS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64.234.073/0001-20</text:p>
          </table:table-cell>
          <table:covered-table-cell table:number-columns-repeated="2"/>
          <table:table-cell office:value-type="string" table:number-columns-spanned="10" table:number-rows-spanned="1" table:style-name="ce23">
            <text:p>O7 (SETE) CÓPIAS DE CHAVE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2,5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RODRIGO OTAVIO DA SILVA HORTA - CPF: 003.363.746-66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5/07/2023 a 24/08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12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08/2023</text:p>
          </table:table-cell>
          <table:covered-table-cell/>
          <table:table-cell office:value-type="string" table:number-columns-spanned="8" table:number-rows-spanned="1" table:style-name="ce22">
            <text:p>MARIA EMILIA RIEVRS RAIMUNDO</text:p>
          </table:table-cell>
          <table:covered-table-cell table:number-columns-repeated="7"/>
          <table:table-cell office:value-type="string" table:number-columns-spanned="3" table:number-rows-spanned="1" table:style-name="ce21">
            <text:p>34.537.321/0001-41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CONTROLE PARA O PORTÃO ELETRÔNICO DA SEDE DA PRM/TEÓFILO OTONI. (RÁDIO TRANSMISSOR)</text:p>
          </table:table-cell>
          <table:covered-table-cell table:number-columns-repeated="9"/>
          <table:table-cell office:value-type="string" table:number-columns-spanned="2" table:number-rows-spanned="1" table:style-name="ce24">
            <text:p>R$ 8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SANDRO MAGNO PAULINI - CPF: 009.732.867-76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4/07/2023 a 23/08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11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2/08/2023</text:p>
          </table:table-cell>
          <table:covered-table-cell/>
          <table:table-cell office:value-type="string" table:number-columns-spanned="8" table:number-rows-spanned="1" table:style-name="ce22">
            <text:p>THIAGO RIBEIRO DOS SANTOS</text:p>
          </table:table-cell>
          <table:covered-table-cell table:number-columns-repeated="7"/>
          <table:table-cell office:value-type="string" table:number-columns-spanned="3" table:number-rows-spanned="1" table:style-name="ce21">
            <text:p>082.673.636-02</text:p>
          </table:table-cell>
          <table:covered-table-cell table:number-columns-repeated="2"/>
          <table:table-cell office:value-type="string" table:number-columns-spanned="10" table:number-rows-spanned="1" table:style-name="ce23">
            <text:p>DESPESAS DE PEQUENO VULTO E URGÊNCIA NA PRESTAÇÃO DOS SERVIÇOS. MONTAGEM E DESMONTAGEM DE MÓVEIS <text:s/>PARA ESCRITÓRIO DE REPRESENTAÇÃO, NA PTM POUSO ALEGRE, FACE À DESINSTALAÇÃO DA PRM POUSO ALEGR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89,66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87 - PR-PB - PROCURADORIA DA REPUBLICA - PARAIB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GRACE GALVAO RIBEIRO - CPF: 759.447.584-4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9/06/2023 a 16/09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05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4/08/2023</text:p>
          </table:table-cell>
          <table:covered-table-cell/>
          <table:table-cell office:value-type="string" table:number-columns-spanned="8" table:number-rows-spanned="1" table:style-name="ce22">
            <text:p>S D COMERCIO DE ARTIGOS DE BRINDES E SERVICOS GRAFICOSCRACHA E CIA</text:p>
          </table:table-cell>
          <table:covered-table-cell table:number-columns-repeated="7"/>
          <table:table-cell office:value-type="string" table:number-columns-spanned="3" table:number-rows-spanned="1" table:style-name="ce21">
            <text:p>41.570.283/0001-94</text:p>
          </table:table-cell>
          <table:covered-table-cell table:number-columns-repeated="2"/>
          <table:table-cell office:value-type="string" table:number-columns-spanned="10" table:number-rows-spanned="1" table:style-name="ce23">
            <text:p>ADESIVOS SOLICITADOS PELA SESOT PARA IDENTIFICAÇÃO DOS CARROS</text:p>
          </table:table-cell>
          <table:covered-table-cell table:number-columns-repeated="9"/>
          <table:table-cell office:value-type="string" table:number-columns-spanned="2" table:number-rows-spanned="1" table:style-name="ce24">
            <text:p>R$ 24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8/08/2023</text:p>
          </table:table-cell>
          <table:covered-table-cell/>
          <table:table-cell office:value-type="string" table:number-columns-spanned="8" table:number-rows-spanned="1" table:style-name="ce22">
            <text:p>CRISTINA RODRIGUES DANTAS DE ARAUJO</text:p>
          </table:table-cell>
          <table:covered-table-cell table:number-columns-repeated="7"/>
          <table:table-cell office:value-type="string" table:number-columns-spanned="3" table:number-rows-spanned="1" table:style-name="ce21">
            <text:p>14.185.194/0001-51</text:p>
          </table:table-cell>
          <table:covered-table-cell table:number-columns-repeated="2"/>
          <table:table-cell office:value-type="string" table:number-columns-spanned="10" table:number-rows-spanned="1" table:style-name="ce23">
            <text:p>CONFECÇÃO DE PLACA DE IDENTIFICAÇÃO PARA GALERIA DE PROCURADORES</text:p>
          </table:table-cell>
          <table:covered-table-cell table:number-columns-repeated="9"/>
          <table:table-cell office:value-type="string" table:number-columns-spanned="2" table:number-rows-spanned="1" table:style-name="ce24">
            <text:p>R$ 5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8/08/2023</text:p>
          </table:table-cell>
          <table:covered-table-cell/>
          <table:table-cell office:value-type="string" table:number-columns-spanned="8" table:number-rows-spanned="1" table:style-name="ce22">
            <text:p>PAULO VICTOR HENRIQUES DA SILVA</text:p>
          </table:table-cell>
          <table:covered-table-cell table:number-columns-repeated="7"/>
          <table:table-cell office:value-type="string" table:number-columns-spanned="3" table:number-rows-spanned="1" table:style-name="ce21">
            <text:p>48.991.481/0001-70</text:p>
          </table:table-cell>
          <table:covered-table-cell table:number-columns-repeated="2"/>
          <table:table-cell office:value-type="string" table:number-columns-spanned="10" table:number-rows-spanned="1" table:style-name="ce23">
            <text:p>IMPRESSÃO DE FOTO PARA GALERIA DE PROCURADORES</text:p>
          </table:table-cell>
          <table:covered-table-cell table:number-columns-repeated="9"/>
          <table:table-cell office:value-type="string" table:number-columns-spanned="2" table:number-rows-spanned="1" table:style-name="ce24">
            <text:p>R$ 66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GRACE GALVAO RIBEIRO - CPF: 759.447.584-4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4/08/2023 a 11/11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14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7/08/2023</text:p>
          </table:table-cell>
          <table:covered-table-cell/>
          <table:table-cell office:value-type="string" table:number-columns-spanned="8" table:number-rows-spanned="1" table:style-name="ce22">
            <text:p>REPÚBLICA VIDROS</text:p>
          </table:table-cell>
          <table:covered-table-cell table:number-columns-repeated="7"/>
          <table:table-cell office:value-type="string" table:number-columns-spanned="3" table:number-rows-spanned="1" table:style-name="ce21">
            <text:p>07.585.281/0001-30</text:p>
          </table:table-cell>
          <table:covered-table-cell table:number-columns-repeated="2"/>
          <table:table-cell office:value-type="string" table:number-columns-spanned="10" table:number-rows-spanned="1" table:style-name="ce23">
            <text:p>SUBSTITUIÇÃO DA JANELA DA SECRETARIA DO SÉTIMO ANDAR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65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90 - PR-PE - PROCURADORIA DA REPUBLICA - PERNAMBUC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FABIANO ANTUNES DE OLIVEIRA - CPF: 008.016.764-0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3/05/2023 a 20/08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00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8/08/2023</text:p>
          </table:table-cell>
          <table:covered-table-cell/>
          <table:table-cell office:value-type="string" table:number-columns-spanned="8" table:number-rows-spanned="1" table:style-name="ce22">
            <text:p>ANA PAULA DA SILVA LIMA ARAUJO</text:p>
          </table:table-cell>
          <table:covered-table-cell table:number-columns-repeated="7"/>
          <table:table-cell office:value-type="string" table:number-columns-spanned="3" table:number-rows-spanned="1" table:style-name="ce21">
            <text:p>18.088.172/0001-24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PASTILHAS PARA TRATAMENTO DA CISTERNA DA PRM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08/2023</text:p>
          </table:table-cell>
          <table:covered-table-cell/>
          <table:table-cell office:value-type="string" table:number-columns-spanned="8" table:number-rows-spanned="1" table:style-name="ce22">
            <text:p>OLITECH INFORMATICA E COMUNICACA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7.202.892/0001-52</text:p>
          </table:table-cell>
          <table:covered-table-cell table:number-columns-repeated="2"/>
          <table:table-cell office:value-type="string" table:number-columns-spanned="10" table:number-rows-spanned="1" table:style-name="ce23">
            <text:p>TROCAR AS CREMALHEIRAS QUEBRADAS DO PORTÃO PRINCIPAL DE VEÍCULO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88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8/08/2023</text:p>
          </table:table-cell>
          <table:covered-table-cell/>
          <table:table-cell office:value-type="string" table:number-columns-spanned="8" table:number-rows-spanned="1" table:style-name="ce22">
            <text:p>COMERCIO DE SERRA TALHADA SOMELO ME</text:p>
          </table:table-cell>
          <table:covered-table-cell table:number-columns-repeated="7"/>
          <table:table-cell office:value-type="string" table:number-columns-spanned="3" table:number-rows-spanned="1" table:style-name="ce21">
            <text:p>08.638.009/0001-34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TUBOS DE TINTA PARA PINTURA DOS TUBOS, CONEXÕES E CAIXAS DE PASSAGENS DO SISTEMA DE ENERGIA SOLAR E OUTROS EQUIPAMENTOS DO CPD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8/08/2023</text:p>
          </table:table-cell>
          <table:covered-table-cell/>
          <table:table-cell office:value-type="string" table:number-columns-spanned="8" table:number-rows-spanned="1" table:style-name="ce22">
            <text:p>ANDRE FERREIRA DE CARVALHO GAS MULTIMARCAS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39.409.971/0001-25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ÁGUA MINERAL PARA OS PRÓXIMOS TRÊS MESE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6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OEL FERREIRA DE ANDRADE - CPF: 060.860.844-0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3/05/2023 a 20/08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00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08/2023</text:p>
          </table:table-cell>
          <table:covered-table-cell/>
          <table:table-cell office:value-type="string" table:number-columns-spanned="8" table:number-rows-spanned="1" table:style-name="ce22">
            <text:p>ELIELSON R S DA SILVA GAS</text:p>
          </table:table-cell>
          <table:covered-table-cell table:number-columns-repeated="7"/>
          <table:table-cell office:value-type="string" table:number-columns-spanned="3" table:number-rows-spanned="1" table:style-name="ce21">
            <text:p>20.786.572/0001-55</text:p>
          </table:table-cell>
          <table:covered-table-cell table:number-columns-repeated="2"/>
          <table:table-cell office:value-type="string" table:number-columns-spanned="10" table:number-rows-spanned="1" table:style-name="ce23">
            <text:p>REPOSIÇÃO</text:p>
          </table:table-cell>
          <table:covered-table-cell table:number-columns-repeated="9"/>
          <table:table-cell office:value-type="string" table:number-columns-spanned="2" table:number-rows-spanned="1" table:style-name="ce24">
            <text:p>R$ 38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7/08/2023</text:p>
          </table:table-cell>
          <table:covered-table-cell/>
          <table:table-cell office:value-type="string" table:number-columns-spanned="8" table:number-rows-spanned="1" table:style-name="ce22">
            <text:p>DAIVYD AMARAL DOS SANTOS SILVA</text:p>
          </table:table-cell>
          <table:covered-table-cell table:number-columns-repeated="7"/>
          <table:table-cell office:value-type="string" table:number-columns-spanned="3" table:number-rows-spanned="1" table:style-name="ce21">
            <text:p>37.544.010/0001-06</text:p>
          </table:table-cell>
          <table:covered-table-cell table:number-columns-repeated="2"/>
          <table:table-cell office:value-type="string" table:number-columns-spanned="10" table:number-rows-spanned="1" table:style-name="ce23">
            <text:p>REPOSIÇÃO DE ESTOQUE</text:p>
          </table:table-cell>
          <table:covered-table-cell table:number-columns-repeated="9"/>
          <table:table-cell office:value-type="string" table:number-columns-spanned="2" table:number-rows-spanned="1" table:style-name="ce24">
            <text:p>R$ 26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7/08/2023</text:p>
          </table:table-cell>
          <table:covered-table-cell/>
          <table:table-cell office:value-type="string" table:number-columns-spanned="8" table:number-rows-spanned="1" table:style-name="ce22">
            <text:p>ELETRONICA CENTRAL CARUARU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0.731.605/0001-06</text:p>
          </table:table-cell>
          <table:covered-table-cell table:number-columns-repeated="2"/>
          <table:table-cell office:value-type="string" table:number-columns-spanned="10" table:number-rows-spanned="1" table:style-name="ce23">
            <text:p>REPOSIÇÃO DE ESTOQUE</text:p>
          </table:table-cell>
          <table:covered-table-cell table:number-columns-repeated="9"/>
          <table:table-cell office:value-type="string" table:number-columns-spanned="2" table:number-rows-spanned="1" table:style-name="ce24">
            <text:p>R$ 244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7/08/2023</text:p>
          </table:table-cell>
          <table:covered-table-cell/>
          <table:table-cell office:value-type="string" table:number-columns-spanned="8" table:number-rows-spanned="1" table:style-name="ce22">
            <text:p>H. M. COMERCIO DE UTILIDADES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24.512.912/0001-00</text:p>
          </table:table-cell>
          <table:covered-table-cell table:number-columns-repeated="2"/>
          <table:table-cell office:value-type="string" table:number-columns-spanned="10" table:number-rows-spanned="1" table:style-name="ce23">
            <text:p>REPOSIÇÃO DE ESTOQUE</text:p>
          </table:table-cell>
          <table:covered-table-cell table:number-columns-repeated="9"/>
          <table:table-cell office:value-type="string" table:number-columns-spanned="2" table:number-rows-spanned="1" table:style-name="ce24">
            <text:p>R$ 31,96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7/08/2023</text:p>
          </table:table-cell>
          <table:covered-table-cell/>
          <table:table-cell office:value-type="string" table:number-columns-spanned="8" table:number-rows-spanned="1" table:style-name="ce22">
            <text:p>JUCELIO CLECIO MENDES CONSTRUÇÃO ME</text:p>
          </table:table-cell>
          <table:covered-table-cell table:number-columns-repeated="7"/>
          <table:table-cell office:value-type="string" table:number-columns-spanned="3" table:number-rows-spanned="1" table:style-name="ce21">
            <text:p>03.265.034/0001-04</text:p>
          </table:table-cell>
          <table:covered-table-cell table:number-columns-repeated="2"/>
          <table:table-cell office:value-type="string" table:number-columns-spanned="10" table:number-rows-spanned="1" table:style-name="ce23">
            <text:p>REPOSIÇÃO DE ESTOQUE</text:p>
          </table:table-cell>
          <table:covered-table-cell table:number-columns-repeated="9"/>
          <table:table-cell office:value-type="string" table:number-columns-spanned="2" table:number-rows-spanned="1" table:style-name="ce24">
            <text:p>R$ 75,7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7/08/2023</text:p>
          </table:table-cell>
          <table:covered-table-cell/>
          <table:table-cell office:value-type="string" table:number-columns-spanned="8" table:number-rows-spanned="1" table:style-name="ce22">
            <text:p>DAIVYD AMARAL DOS SANTOS SILVA</text:p>
          </table:table-cell>
          <table:covered-table-cell table:number-columns-repeated="7"/>
          <table:table-cell office:value-type="string" table:number-columns-spanned="3" table:number-rows-spanned="1" table:style-name="ce21">
            <text:p>37.544.010/0001-06</text:p>
          </table:table-cell>
          <table:covered-table-cell table:number-columns-repeated="2"/>
          <table:table-cell office:value-type="string" table:number-columns-spanned="10" table:number-rows-spanned="1" table:style-name="ce23">
            <text:p>REPOSIÇÃO DE ESTOQUE</text:p>
          </table:table-cell>
          <table:covered-table-cell table:number-columns-repeated="9"/>
          <table:table-cell office:value-type="string" table:number-columns-spanned="2" table:number-rows-spanned="1" table:style-name="ce24">
            <text:p>R$ 26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43 - PR-RJ - PROCURADORIA DA REPUBLICA - RIO DE JANEIR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GISELE FELIX DA SILVA - CPF: 083.027.977-66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8/05/2023 a 05/08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97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3/08/2023</text:p>
          </table:table-cell>
          <table:covered-table-cell/>
          <table:table-cell office:value-type="string" table:number-columns-spanned="8" table:number-rows-spanned="1" table:style-name="ce22">
            <text:p>VRS EMBALAGENS PLASTICA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3.219.719/0001-77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PARA USO NA OBRA DO MEMORIAL DA PRRJ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59,4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3/08/2023</text:p>
          </table:table-cell>
          <table:covered-table-cell/>
          <table:table-cell office:value-type="string" table:number-columns-spanned="8" table:number-rows-spanned="1" table:style-name="ce22">
            <text:p>MINOBOR COMERCIO DE PLASTIC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2.228.901/0001-60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MATERIAL PARA OBRA DO MEMORIAL DA PRRJ</text:p>
          </table:table-cell>
          <table:covered-table-cell table:number-columns-repeated="9"/>
          <table:table-cell office:value-type="string" table:number-columns-spanned="2" table:number-rows-spanned="1" table:style-name="ce24">
            <text:p>R$ 39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8/08/2023</text:p>
          </table:table-cell>
          <table:covered-table-cell/>
          <table:table-cell office:value-type="string" table:number-columns-spanned="8" table:number-rows-spanned="1" table:style-name="ce22">
            <text:p>PALACIO DA FERRAMENTA MAQUINA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2.101.436/0005-40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MATERIAL PARA CONTINUIDADE DAS OBRAS DA PR/RJ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60,6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ULIO BAPTISTA CORREA - CPF: 113.933.027-6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4/07/2023 a 29/09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08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2/08/2023</text:p>
          </table:table-cell>
          <table:covered-table-cell/>
          <table:table-cell office:value-type="string" table:number-columns-spanned="8" table:number-rows-spanned="1" table:style-name="ce22">
            <text:p>C. H. G. ENERGIA PURA</text:p>
          </table:table-cell>
          <table:covered-table-cell table:number-columns-repeated="7"/>
          <table:table-cell office:value-type="string" table:number-columns-spanned="3" table:number-rows-spanned="1" table:style-name="ce21">
            <text:p>31.175.700/0001-40</text:p>
          </table:table-cell>
          <table:covered-table-cell table:number-columns-repeated="2"/>
          <table:table-cell office:value-type="string" table:number-columns-spanned="10" table:number-rows-spanned="1" table:style-name="ce23">
            <text:p>A ESCADA DE ACESSO DA PRM PETRÓPOLIS ENCONTRAVA-SE COM PEDAÇOS DE CONCRETO SOLTOS, O QUE PODERIA GERAR ACIDENTES. POR ISSO, FOI NECESSÁRIA A CONTRATAÇÃO DE SERVIÇO ESPECIALIZADO DE PEDREIR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00,00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07/08/2023</text:p>
          </table:table-cell>
          <table:covered-table-cell/>
          <table:table-cell office:value-type="string" table:number-columns-spanned="8" table:number-rows-spanned="1" table:style-name="ce22">
            <text:p>PAPELARIA E LIVRARIA OBELISC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1.170.855/0001-94</text:p>
          </table:table-cell>
          <table:covered-table-cell table:number-columns-repeated="2"/>
          <table:table-cell office:value-type="string" table:number-columns-spanned="10" table:number-rows-spanned="1" table:style-name="ce23">
            <text:p>DEVIDO AO ENVIO DOS ARQUIVOS DA PRM PETRÓPOLIS PARA A PRRJ, FOI NECESSÁRIA A AQUISIÇÃO DE CAIXAS ORGANIZADORAS DE ARQUIVO, PARA QUE TODOS OS PROCESSOS E DOSUMENTOS ENVIADOS NA OCASIÃO FOSSEM TRANSPORTADOS DE FORMA CORRETA, DE ACORDO COM AS ORIENTAÇÕES DO SETRO RESPONSÁVE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6,00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24/08/2023</text:p>
          </table:table-cell>
          <table:covered-table-cell/>
          <table:table-cell office:value-type="string" table:number-columns-spanned="8" table:number-rows-spanned="1" table:style-name="ce22">
            <text:p>NOVIDADES TINTAS COMERCI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86.858.461/0001-15</text:p>
          </table:table-cell>
          <table:covered-table-cell table:number-columns-repeated="2"/>
          <table:table-cell office:value-type="string" table:number-columns-spanned="10" table:number-rows-spanned="1" table:style-name="ce23">
            <text:p>O PORTÃO DA PRM PETRÓPOLIS ESTAVA BASTANTE DETERIORADO E PRECISOU SER SUBSTITUÍDO. COMO O NOVO PORTÃO FOI COLOCADO SEM A DEVIDA PINTURA, FOI NECESSÁRIO SE PROCEDER À APLICAÇÃO DE PRODUTO IMPERMEABILIZANTE, BEM COMO TINTA, PARA EVITAR O APODRECIMENTO DO MATERIAL. TAMBÉM FORAM ADQUIRIDOS MATERIAIS PARA APLICAÇÃO DA TINT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50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28/08/2023</text:p>
          </table:table-cell>
          <table:covered-table-cell/>
          <table:table-cell office:value-type="string" table:number-columns-spanned="8" table:number-rows-spanned="1" table:style-name="ce22">
            <text:p>DIB2011 COMERCIO DE ALIMENT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3.602.865/0004-12</text:p>
          </table:table-cell>
          <table:covered-table-cell table:number-columns-repeated="2"/>
          <table:table-cell office:value-type="string" table:number-columns-spanned="10" table:number-rows-spanned="1" table:style-name="ce23">
            <text:p>DEVIDO A UM EVENTO INESPERADO, A QUANTIDADE DE COPOS DESCARTÁVEIS FOI INSUFICIENTE PARA SUPRIR A DEMANA DA PRM PETRÓPOLIS. POR ISSO, FOI NECESSÁRIA A COMPRA EMERGENCIAL DE COPOS DESCARTÁVEI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9,98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8/08/2023</text:p>
          </table:table-cell>
          <table:covered-table-cell/>
          <table:table-cell office:value-type="string" table:number-columns-spanned="8" table:number-rows-spanned="1" table:style-name="ce22">
            <text:p>REZENDE ARAÚJO LTDA ME</text:p>
          </table:table-cell>
          <table:covered-table-cell table:number-columns-repeated="7"/>
          <table:table-cell office:value-type="string" table:number-columns-spanned="3" table:number-rows-spanned="1" table:style-name="ce21">
            <text:p>03.466.650/0001-15</text:p>
          </table:table-cell>
          <table:covered-table-cell table:number-columns-repeated="2"/>
          <table:table-cell office:value-type="string" table:number-columns-spanned="10" table:number-rows-spanned="1" table:style-name="ce23">
            <text:p>A COMPRA SE FEZ NECESSÁRIA PARA COLOCAR QUADROS NOS GABINETES DE PROCURADORES DA PRM PETRÓPOLIS</text:p>
          </table:table-cell>
          <table:covered-table-cell table:number-columns-repeated="9"/>
          <table:table-cell office:value-type="string" table:number-columns-spanned="2" table:number-rows-spanned="1" table:style-name="ce24">
            <text:p>R$ 3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8/08/2023</text:p>
          </table:table-cell>
          <table:covered-table-cell/>
          <table:table-cell office:value-type="string" table:number-columns-spanned="8" table:number-rows-spanned="1" table:style-name="ce22">
            <text:p>PAPELARIA SEMADRI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6.067.726/0001-99</text:p>
          </table:table-cell>
          <table:covered-table-cell table:number-columns-repeated="2"/>
          <table:table-cell office:value-type="string" table:number-columns-spanned="10" table:number-rows-spanned="1" table:style-name="ce23">
            <text:p>O MAPA UTILIZADO POR UM DOS GABINETES ESTAVA DETERIORADO E PRECISOU SER SUBSTITUÍDO POR UM NOV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9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LEONARDO NUNES JANNUZZI - CPF: 094.113.837-26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3/05/2023 a 31/07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96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08/2023</text:p>
          </table:table-cell>
          <table:covered-table-cell/>
          <table:table-cell office:value-type="string" table:number-columns-spanned="8" table:number-rows-spanned="1" table:style-name="ce22">
            <text:p>RICARDO CORDEIRO CHAVES MALAQUIAS</text:p>
          </table:table-cell>
          <table:covered-table-cell table:number-columns-repeated="7"/>
          <table:table-cell office:value-type="string" table:number-columns-spanned="3" table:number-rows-spanned="1" table:style-name="ce21">
            <text:p>36.174.774/0001-86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TER A DEMANDA DO PROCURADOR DR. JULIO ARAÚJO</text:p>
          </table:table-cell>
          <table:covered-table-cell table:number-columns-repeated="9"/>
          <table:table-cell office:value-type="string" table:number-columns-spanned="2" table:number-rows-spanned="1" table:style-name="ce24">
            <text:p>R$ 25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SANDRO FERREIRA TAVARES - CPF: 023.072.807-3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3/05/2023 a 31/07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96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5/08/2023</text:p>
          </table:table-cell>
          <table:covered-table-cell/>
          <table:table-cell office:value-type="string" table:number-columns-spanned="8" table:number-rows-spanned="1" table:style-name="ce22">
            <text:p>GRAFF INN COMPUTAÇÃO E PROGRAMAÇÃO VISUAL S/C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2.548.003/0001-90</text:p>
          </table:table-cell>
          <table:covered-table-cell table:number-columns-repeated="2"/>
          <table:table-cell office:value-type="string" table:number-columns-spanned="10" table:number-rows-spanned="1" table:style-name="ce23">
            <text:p>SCANNER DE PLANTA PARA INCLUSÃO EM PDF A PEDIDO DO DR. FELIPE BOGAD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2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61 - PR-RS - PROCURADORIA DA REPUBLICA - RIO GRANDE DO SUL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RENATO MENNA DUARTE - CPF: 597.054.500-7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6/05/2023 a 24/08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01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7/08/2023</text:p>
          </table:table-cell>
          <table:covered-table-cell/>
          <table:table-cell office:value-type="string" table:number-columns-spanned="8" table:number-rows-spanned="1" table:style-name="ce22">
            <text:p>RE9 FABRICAÇÃO DE ESQUADRIA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3.370.009/0001-43</text:p>
          </table:table-cell>
          <table:covered-table-cell table:number-columns-repeated="2"/>
          <table:table-cell office:value-type="string" table:number-columns-spanned="10" table:number-rows-spanned="1" table:style-name="ce23">
            <text:p>QUEBRA DO VIDRO SUPERIOR DE SUPORTE DA PORTA DE ENTRADA (TAMBÉM DE VIDRO) DESTA UNIDADE,CONSERTO/REPOSIÇÃO DE FORMA EMERGENCIAL, TENDO EM VISTA QUE PODE AFETAR A SEGURANÇA DA PRM, POSTO QUE O VIDRO QUEBRADO FICA NA PORTA DE ACESSO AO PÁTIO INTERNO DA UNIDAD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95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5/08/2023</text:p>
          </table:table-cell>
          <table:covered-table-cell/>
          <table:table-cell office:value-type="string" table:number-columns-spanned="8" table:number-rows-spanned="1" table:style-name="ce22">
            <text:p>PONTO GRÁFICO COMPUTAÇÃO GRÁFIC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94.682.945/0001-84</text:p>
          </table:table-cell>
          <table:covered-table-cell table:number-columns-repeated="2"/>
          <table:table-cell office:value-type="string" table:number-columns-spanned="10" table:number-rows-spanned="1" table:style-name="ce23">
            <text:p>GRANDE QUANTIDADE DE VEÍCULOS QUE COSTUMAM ESTACIONAR IRREGULARMENTE EM FRENTE ÀS GARAGENS DE ACESSO DESTA PRM, SOLICITAMOS PROVIDÊNCIAS PARA ADQUIRIR PLACAS SINALIZADORAS PARA SEREM COLOCADAS NOS PORTÕES DAS GARAGEN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0,00</text:p>
          </table:table-cell>
          <table:covered-table-cell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1">
            <text:p>17/08/2023</text:p>
          </table:table-cell>
          <table:covered-table-cell/>
          <table:table-cell office:value-type="string" table:number-columns-spanned="8" table:number-rows-spanned="1" table:style-name="ce22">
            <text:p>PRIMEIRO RIO GRANDE DOIS COM DE COMB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9.595.132/0001-00</text:p>
          </table:table-cell>
          <table:covered-table-cell table:number-columns-repeated="2"/>
          <table:table-cell office:value-type="string" table:number-columns-spanned="10" table:number-rows-spanned="1" table:style-name="ce23">
            <text:p>CONSIDERANDO A INFORMAÇÃO DO ASI MARCIO DE MENESES MARTINS, INFORMO À ESSA SETRAN QUE HÁ NECESSIDADE DE ENCONTRAR MEIO ALTERNATIVO PARA PAGAMENTO DA DESPESA REF. ABASTECIMENTO DE VIATURA OFICIAL GM CRUZE PLACA JAI8D31, NO DIA 27/06/2023, NO VALOR R$ 227,26 (DUZENTOS E VINTE E SETE REAIS COM VINTE E SEIS CENTAVOS), DEVIDO À PROBLEMA NO PAGAMENTO VIA VALECARD NO POSTO DE ABASTECIMENTO. SEGUNDO A INFORMAÇÃO DO SERVIDOR MARCIO DE MENESES MARTINS, O ABASTECIMENTO FOI EFETUADO EM FILIAL DE POSTO DE COMBUSTÍVEIS ONDE O TAL SERVIÇO ERA COSTUMEIRAMENTE EFETUADO, INCLUSIVE COM INFORMAÇÃO QUE O VALECARD SERIA ACEITO, TODAVIA APÓS O ABASTECIMENTO, O SERVIDOR FOI INFORMADO QUE O ESTABELECIMENTO TEVE O CNPJ TROCADO E MOMENTANEAMENTE O CONVÊNIO COM A VALECARD NÃO ESTARIA FUNCIONANDO. PELO EXPOSTO, SOLICITAMOS AUTORIZAÇÃO PARA PAGAMENTO VIA SUPRIMENTO DE FUNDO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27,26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8/08/2023</text:p>
          </table:table-cell>
          <table:covered-table-cell/>
          <table:table-cell office:value-type="string" table:number-columns-spanned="8" table:number-rows-spanned="1" table:style-name="ce22">
            <text:p>PENHA &amp; LAPA LTDA - ME - EXTINLAPA</text:p>
          </table:table-cell>
          <table:covered-table-cell table:number-columns-repeated="7"/>
          <table:table-cell office:value-type="string" table:number-columns-spanned="3" table:number-rows-spanned="1" table:style-name="ce21">
            <text:p>06.956.532/0001-83</text:p>
          </table:table-cell>
          <table:covered-table-cell table:number-columns-repeated="2"/>
          <table:table-cell office:value-type="string" table:number-columns-spanned="10" table:number-rows-spanned="1" table:style-name="ce23">
            <text:p>EXTINTOR DE INCÊNDIO DANIFICADO, INADEQUADO PARA US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5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30/08/2023</text:p>
          </table:table-cell>
          <table:covered-table-cell/>
          <table:table-cell office:value-type="string" table:number-columns-spanned="8" table:number-rows-spanned="1" table:style-name="ce22">
            <text:p>TAIANA GONÇALVES DA SILVA</text:p>
          </table:table-cell>
          <table:covered-table-cell table:number-columns-repeated="7"/>
          <table:table-cell office:value-type="string" table:number-columns-spanned="3" table:number-rows-spanned="1" table:style-name="ce21">
            <text:p>42.094.929/0001-77</text:p>
          </table:table-cell>
          <table:covered-table-cell table:number-columns-repeated="2"/>
          <table:table-cell office:value-type="string" table:number-columns-spanned="10" table:number-rows-spanned="1" table:style-name="ce23">
            <text:p>VIABILIZAR O SERVIÇO DE LAVAGEM DA VIATURA GM CRUZE VIA SUPRIMENTO DE FUNDOS, CONSIDERANDO QUE ESTE TIPO DE SERVIÇO NÃO ESTÁ SENDO OFERECIDO PELO CONTRATO ESTADUAL AQUI EM NOSSO MUNICÍP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5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VANDER SOARES ZECA - CPF: 971.422.807-7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6/06/2023 a 04/09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03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0/08/2023</text:p>
          </table:table-cell>
          <table:covered-table-cell/>
          <table:table-cell office:value-type="string" table:number-columns-spanned="8" table:number-rows-spanned="1" table:style-name="ce22">
            <text:p>EXTINFAR EXTINTORES FARROUPILH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89.738.744/0001-11</text:p>
          </table:table-cell>
          <table:covered-table-cell table:number-columns-repeated="2"/>
          <table:table-cell office:value-type="string" table:number-columns-spanned="10" table:number-rows-spanned="1" table:style-name="ce23">
            <text:p>RECARGA DE EXTINTORES DE INCÊNCDIO CONFORME PLANEJAMENTO ANUAL - PRM/BENTO GONÇALVES</text:p>
          </table:table-cell>
          <table:covered-table-cell table:number-columns-repeated="9"/>
          <table:table-cell office:value-type="string" table:number-columns-spanned="2" table:number-rows-spanned="1" table:style-name="ce24">
            <text:p>R$ 585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58 - PR-SC - PROCURADORIA DA REPUBLICA - SANTA CATARIN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COS ANTONIO SQUIZATTO DE OLIVEIRA - CPF: 547.793.919-2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4/05/2023 a 18/08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99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8/08/2023</text:p>
          </table:table-cell>
          <table:covered-table-cell/>
          <table:table-cell office:value-type="string" table:number-columns-spanned="8" table:number-rows-spanned="1" table:style-name="ce22">
            <text:p>LARMIX</text:p>
          </table:table-cell>
          <table:covered-table-cell table:number-columns-repeated="7"/>
          <table:table-cell office:value-type="string" table:number-columns-spanned="3" table:number-rows-spanned="1" table:style-name="ce21">
            <text:p>10.506.650/0001-67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MATERIAIS DE HIGIENE E LIMPEZA, CONFORME ENTENDIMENTO COM A SELOG/PRSC, EM RAZÃO DE DESATUALIZAÇÃO DA TABELA DE QUANTIDADES A SEREM FORNECIDAS - CONTRATO 4/2023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25,6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8/08/2023</text:p>
          </table:table-cell>
          <table:covered-table-cell/>
          <table:table-cell office:value-type="string" table:number-columns-spanned="8" table:number-rows-spanned="1" table:style-name="ce22">
            <text:p>GIASSI &amp; CIA LTDA<text:s/></text:p>
          </table:table-cell>
          <table:covered-table-cell table:number-columns-repeated="7"/>
          <table:table-cell office:value-type="string" table:number-columns-spanned="3" table:number-rows-spanned="1" table:style-name="ce21">
            <text:p>83.648.477/0013-49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ITEM PARA UTILIZAÇÃO NA COPA DA PRM, NÃO MANTIDO EM ESTOQUE PELA SELOG/PRSC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2,4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49 - PR-SP - PROCURADORIA DA REPUBLICA - SAO PAUL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CANDICE FRANCINE GOMES - CPF: 226.601.498-6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0/08/2023 a 08/11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14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9/08/2023</text:p>
          </table:table-cell>
          <table:covered-table-cell/>
          <table:table-cell office:value-type="string" table:number-columns-spanned="8" table:number-rows-spanned="1" table:style-name="ce22">
            <text:p>CONCESSIONARIA AUTO RAPOSO TAVARES S/A</text:p>
          </table:table-cell>
          <table:covered-table-cell table:number-columns-repeated="7"/>
          <table:table-cell office:value-type="string" table:number-columns-spanned="3" table:number-rows-spanned="1" table:style-name="ce21">
            <text:p>10.531.501/0009-05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ÁGIO - VIAGEM PARA O 2º TESTE DE APTIDÃO FÍSICA - TAF EM SÃO PAULO - PISTA DE ATLETISMO DO CENTRO DE PRÁTICAS ESPORTIVAS DA USP, SÃO PAUL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,4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9/08/2023</text:p>
          </table:table-cell>
          <table:covered-table-cell/>
          <table:table-cell office:value-type="string" table:number-columns-spanned="8" table:number-rows-spanned="1" table:style-name="ce22">
            <text:p>CONCESSIONARIA AUTO RAPOSO TAVARES S/A</text:p>
          </table:table-cell>
          <table:covered-table-cell table:number-columns-repeated="7"/>
          <table:table-cell office:value-type="string" table:number-columns-spanned="3" table:number-rows-spanned="1" table:style-name="ce21">
            <text:p>10.531.501/0008-24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ÁGIO - VIAGEM PARA O 2º TESTE DE APTIDÃO FÍSICA - TAF EM SÃO PAULO - PISTA DE ATLETISMO DO CENTRO DE PRÁTICAS ESPORTIVAS DA USP, SÃO PAUL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,2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9/08/2023</text:p>
          </table:table-cell>
          <table:covered-table-cell/>
          <table:table-cell office:value-type="string" table:number-columns-spanned="8" table:number-rows-spanned="1" table:style-name="ce22">
            <text:p>CONCESSIONARIA AUTO RAPOSO TAVARES S/A</text:p>
          </table:table-cell>
          <table:covered-table-cell table:number-columns-repeated="7"/>
          <table:table-cell office:value-type="string" table:number-columns-spanned="3" table:number-rows-spanned="1" table:style-name="ce21">
            <text:p>10.531.501/0010-49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ÁGIO - VIAGEM PARA O 2º TESTE DE APTIDÃO FÍSICA - TAF EM SÃO PAULO - PISTA DE ATLETISMO DO CENTRO DE PRÁTICAS ESPORTIVAS DA USP, SÃO PAUL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,1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20/08/2023</text:p>
          </table:table-cell>
          <table:covered-table-cell/>
          <table:table-cell office:value-type="string" table:number-columns-spanned="8" table:number-rows-spanned="1" table:style-name="ce22">
            <text:p>CONCESSIONARIA AUTO RAPOSO TAVARES S/A</text:p>
          </table:table-cell>
          <table:covered-table-cell table:number-columns-repeated="7"/>
          <table:table-cell office:value-type="string" table:number-columns-spanned="3" table:number-rows-spanned="1" table:style-name="ce21">
            <text:p>10.531.501/0010-49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ÁGIO - VIAGEM PARA O 2º TESTE DE APTIDÃO FÍSICA - TAF EM SÃO PAULO - PISTA DE ATLETISMO DO CENTRO DE PRÁTICAS ESPORTIVAS DA USP, SÃO PAUL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,1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20/08/2023</text:p>
          </table:table-cell>
          <table:covered-table-cell/>
          <table:table-cell office:value-type="string" table:number-columns-spanned="8" table:number-rows-spanned="1" table:style-name="ce22">
            <text:p>CONCESSIONARIA AUTO RAPOSO TAVARES S/A</text:p>
          </table:table-cell>
          <table:covered-table-cell table:number-columns-repeated="7"/>
          <table:table-cell office:value-type="string" table:number-columns-spanned="3" table:number-rows-spanned="1" table:style-name="ce21">
            <text:p>10.531.501/0008-24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ÁGIO - VIAGEM PARA O 2º TESTE DE APTIDÃO FÍSICA - TAF EM SÃO PAULO - PISTA DE ATLETISMO DO CENTRO DE PRÁTICAS ESPORTIVAS DA USP, SÃO PAUL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,2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20/08/2023</text:p>
          </table:table-cell>
          <table:covered-table-cell/>
          <table:table-cell office:value-type="string" table:number-columns-spanned="8" table:number-rows-spanned="1" table:style-name="ce22">
            <text:p>CONCESSIONARIA AUTO RAPOSO TAVARES S/A</text:p>
          </table:table-cell>
          <table:covered-table-cell table:number-columns-repeated="7"/>
          <table:table-cell office:value-type="string" table:number-columns-spanned="3" table:number-rows-spanned="1" table:style-name="ce21">
            <text:p>10.531.501/0009-05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ÁGIO - VIAGEM PARA O 2º TESTE DE APTIDÃO FÍSICA - TAF EM SÃO PAULO - PISTA DE ATLETISMO DO CENTRO DE PRÁTICAS ESPORTIVAS DA USP, SÃO PAUL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,4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102 - PRR4ª REGIÃO - PRR/4ª REGIAO - PORTO ALEGRE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IDALECIO MARTINS MORAES - CPF: 600.114.910-0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4/05/2023 a 18/08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00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0/08/2023</text:p>
          </table:table-cell>
          <table:covered-table-cell/>
          <table:table-cell office:value-type="string" table:number-columns-spanned="8" table:number-rows-spanned="1" table:style-name="ce22">
            <text:p>COPY MUNDI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8.608.434/0001-80</text:p>
          </table:table-cell>
          <table:covered-table-cell table:number-columns-repeated="2"/>
          <table:table-cell office:value-type="string" table:number-columns-spanned="10" table:number-rows-spanned="1" table:style-name="ce23">
            <text:p>SNP 13312275 - ADESIVAGEM DE PLACA DE PORTA "CONFORMIDADE DOS REGISTROS <text:s/>DE GESTÃO"</text:p>
          </table:table-cell>
          <table:covered-table-cell table:number-columns-repeated="9"/>
          <table:table-cell office:value-type="string" table:number-columns-spanned="2" table:number-rows-spanned="1" table:style-name="ce24">
            <text:p>R$ 60,00</text:p>
          </table:table-cell>
          <table:covered-table-cell/>
          <table:table-cell table:number-columns-repeated="16359"/>
        </table:table-row>
        <table:table-row table:style-name="ro3">
          <table:table-cell table:style-name="ce9"/>
          <table:table-cell office:value-type="string" table:number-columns-spanned="8" table:number-rows-spanned="1" table:style-name="ce26">
            <text:p>Fonte da Informação: Sistema de Gestão Administrativa (SGA)</text:p>
          </table:table-cell>
          <table:covered-table-cell table:number-columns-repeated="7"/>
          <table:table-cell table:number-columns-repeated="15" table:style-name="ce10"/>
          <table:table-cell table:style-name="ce11"/>
          <table:table-cell table:number-columns-repeated="16359"/>
        </table:table-row>
        <table:table-row table:style-name="ro3">
          <table:table-cell table:style-name="ce9"/>
          <table:table-cell table:number-columns-repeated="4" table:style-name="ce10"/>
          <table:table-cell office:value-type="string" table:number-columns-spanned="2" table:number-rows-spanned="1" table:style-name="ce26">
            <text:p>12/09/2023</text:p>
          </table:table-cell>
          <table:covered-table-cell/>
          <table:table-cell table:style-name="ce12"/>
          <table:table-cell table:number-columns-repeated="16" table:style-name="ce10"/>
          <table:table-cell table:style-name="ce11"/>
          <table:table-cell table:number-columns-repeated="16359"/>
        </table:table-row>
        <table:table-row table:number-rows-repeated="1048484" table:style-name="ro7">
          <table:table-cell table:number-columns-repeated="16384"/>
        </table:table-row>
      </table:table>
      <table:named-expressions>
        <table:named-range table:name="JR_PAGE_ANCHOR_0_1" table:cell-range-address="Page_1.$A$1" table:base-cell-address="Page_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3-09-12T18:58:14Z</meta:creation-date>
    <dc:date>2023-09-12T18:58:14Z</dc:date>
  </office:meta>
</office:document-meta>
</file>